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text:p>
      <text:p text:style-name="P1"><text:span text:style-name="T2">Grupp 11 feedback</text:span></text:p>
      <text:p text:style-name="P2"><text:span text:style-name="T2">Designdokument </text:span></text:p>
      <text:p text:style-name="P2"><text:span text:style-name="T3">Designdokumentet är det samma som det var innan utan registrerade uppdateringar. Det behövde igentligen igna för att det är ju bra och tydligt gjort. Skulle kanske behöva fler bilder men det är allt.</text:span></text:p>
      <text:p text:style-name="P2"><text:span text:style-name="T4"/></text:p>
      <text:p text:style-name="P2"><text:span text:style-name="T5">Kravdokument</text:span></text:p>
      <text:p text:style-name="P2"><text:span text:style-name="T6">Man har en jätte tydligt ordlista som beskriver allt man behöver att veta om involverade termer.</text:span></text:p>
      <text:p text:style-name="P2"><text:span text:style-name="T6">Produktbeskrivningen är lätta att hänga med och förstå vad applikationen handlar om och åt vem den är siktade. All krav är indelade till must, should och won't. Man beskriver tydligt varje krav.</text:span></text:p>
      <text:p text:style-name="P2"><text:span text:style-name="T6">Jag märkte att man skrev datumet fel i sista uppdatering. Bara en liten sak.</text:span></text:p>
      <text:p text:style-name="P2"><text:span text:style-name="T7"/></text:p>
      <text:p text:style-name="P2"><text:span text:style-name="T8">Testdokument.</text:span></text:p>
      <text:p text:style-name="P2"><text:span text:style-name="T9">Det ser bra ut men jag tyctke att det var svårt att hänga med. Spåringsmatriset bode ha förklaringarna övan på det och inte i början. </text:span></text:p>
      <text:p text:style-name="P2"><text:span text:style-name="T10">TestRapport</text:span></text:p>
      <text:p text:style-name="P2"><text:span text:style-name="T11">Det går också bra att bara skriva vad resultat blev istället för att skriva"OK". Kanske gå i lite mer detaljer kring det och lägga till några bilder för att showcasa resultate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